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................swapping of two non zero numbers.............................</text:p>
      <text:p text:style-name="Standard">#This is a program to swap two non zero numbers without using a third variable</text:p>
      <text:p text:style-name="Standard">#This program utilizes trignometric and inverse trignometric functions </text:p>
      <text:p text:style-name="Standard"/>
      <text:p text:style-name="Standard">import math <text:s/>#importing math library to use trignometric functions</text:p>
      <text:p text:style-name="Standard"/>
      <text:p text:style-name="Standard">def swap(): <text:s/>#swap is the name of the function</text:p>
      <text:p text:style-name="Standard"><text:s text:c="4"/></text:p>
      <text:p text:style-name="Standard"><text:s text:c="4"/>x=float(input()) #first userdefined value is take as x</text:p>
      <text:p text:style-name="Standard"><text:s text:c="4"/>y=float(input()) #second userdefined value is take as y</text:p>
      <text:p text:style-name="Standard"><text:s text:c="4"/></text:p>
      <text:p text:style-name="Standard"><text:s text:c="4"/>x=math.sin(x*y*math.pi/180) #pi/180 is used to convert the degree value to radian </text:p>
      <text:p text:style-name="Standard"><text:s text:c="4"/>y=math.asin(x)/y*180/math.pi #180/pi is used to convert the radian value to </text:p>
      <text:p text:style-name="Standard">degrees </text:p>
      <text:p text:style-name="Standard"><text:s text:c="4"/>x=math.asin(x)/y*180/math.pi</text:p>
      <text:p text:style-name="Standard"/>
      <text:p text:style-name="Standard"><text:s text:c="4"/>#printing the swapped values of x and y</text:p>
      <text:p text:style-name="Standard"><text:s text:c="4"/>print("x=",x)</text:p>
      <text:p text:style-name="Standard"><text:s text:c="4"/>print("y=",y)</text:p>
      <text:p text:style-name="Standard"/>
      <text:p text:style-name="Standard">swa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2:36:04.342895471</meta:creation-date>
    <dc:date>2019-10-13T22:39:31.428672682</dc:date>
    <meta:editing-duration>PT3M28S</meta:editing-duration>
    <meta:editing-cycles>1</meta:editing-cycles>
    <meta:document-statistic meta:table-count="0" meta:image-count="0" meta:object-count="0" meta:page-count="1" meta:paragraph-count="17" meta:word-count="97" meta:character-count="753" meta:non-whitespace-character-count="625"/>
    <meta:generator>LibreOffice/6.0.7.3$Linux_X86_64 LibreOffice_project/00m0$Build-3</meta:generator>
  </office:meta>
</office:document-meta>
</file>